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46d25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draw:fill="none" draw:fill-color="#ffffff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style-name="fr1" draw:name="Cadre2" text:anchor-type="as-char" svg:width="7.128cm" draw:z-index="0"><draw:text-box fo:min-height="5.226cm"><text:p text:style-name="P2"><office:annotation><dc:creator>Gauthier Bastien</dc:creator><dc:date>2011-01-13T14:56:41</dc:date><text:p text:style-name="P3">do text</text:p><text:p text:style-name="P3">from document(at=header, format='odt')</text:p></office:annotation><text:span text:style-name="T2">Import depuis header.odt</text:span></text:p></draw:text-box></draw:frame></text:p>
      <text:p text:style-name="UrbanBody"/>
      <text:p text:style-name="UrbanBody"/>
      <text:p text:style-name="UrbanTitle">Prorogation d'un permis d'urbanisme</text:p>
      <text:p text:style-name="UrbanBody"/>
      <text:p text:style-name="UrbanBody"><text:span text:style-name="T3"><office:annotation><dc:creator>Gauthier Bastien</dc:creator><dc:date>2011-01-13T14:56:41</dc:date><text:p text:style-name="P3">do text</text:p><text:p text:style-name="P3">from document(at=reference, format='odt')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do text if len(self.getApplicants()) &gt; 1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do text if not len(self.getApplicants()) &gt; 1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/>
      <text:p text:style-name="UrbanBody">DU REGISTRE AUX DELIBERATIONS DU <text:span text:style-name="T5">COLLÈGE</text:span> COMMUNAL DE CETTE COMMUNE, A ÉTÉ EXTRAIT CE QUI SUIT:</text:p>
      <text:p text:style-name="UrbanBody"/>
      <text:p text:style-name="UrbanBody">Présents : -</text:p>
      <text:p text:style-name="UrbanBody"/>
      <text:p text:style-name="UrbanBody">Le Collège Communal,</text:p>
      <text:p text:style-name="UrbanBody"/>
      <text:p text:style-name="UrbanBody">Vu le Code Wallon de l'Aménagement du Territoire, de l'Urbanisme, du Patrimoine et de l'Energie, notamment les articles 86, 115 à 116 et 330 à 343;</text:p>
      <text:p text:style-name="UrbanBody"/>
      <text:p text:style-name="UrbanBody">Vu l'article L1123-23 du Code de la Démocratie Locale et de la Décentralisation ;</text:p>
      <text:p text:style-name="UrbanBody"/>
      <text:p text:style-name="UrbanBody">Vu la requête datée du <text:text-input text:description="Date réception de la demande de prorogation">tool.formatDate(urbanEventObj.getReceiptDate())</text:text-input><text:s/>introduite par <text:text-input text:description="Demandeurs avec adresse">self.getApplicantsSignaletic(withaddress=True)</text:text-input>, tendant à obtenir la prorogation de validité d'un an du permis d'urbanisme pour <text:text-input text:description="Sujet">self.getLicenceSubject()</text:text-input><text:s/>et ce, avant l'expiration du délai de péremption;</text:p>
      <text:p text:style-name="UrbanBody"/>
      <text:p text:style-name="UrbanBody">Attendu que la construction projetée se situe sur une parcelle sise <text:text-input text:description="Emplacement">self.getWorkLocationSignaletic()</text:text-input><text:s/>et cadastrée section <text:text-input text:description="Cadastre">licence_view.get_parcels()</text:text-input><text:s/>;</text:p>
      <text:p text:style-name="UrbanBody"/>
      <text:p text:style-name="UrbanBody">Vu les motifs invoqués dans la requête ;</text:p>
      <text:p text:style-name="UrbanBody"/>
      <text:p text:style-name="UrbanBody">Attendu qu'il n 'y a pas d'élément susceptible de modifier le permis d'urbanisme venant à expiration ;</text:p>
      <text:p text:style-name="UrbanBody"/>
      <text:p text:style-name="UrbanBody">Vu sa décision du <text:text-input text:description="Date de la décision d'octroi du permis">tool.formatDate(self.getLastTheLicence().getDecisionDate())</text:text-input>, octroyant le permis d'urbanisme en cause ;</text:p>
      <text:p text:style-name="UrbanBody"/>
      <text:p text:style-name="UrbanBody">Vu le Code de l’Environnement ; </text:p>
      <text:p text:style-name="UrbanBody"/>
      <text:p text:style-name="UrbanBody"><text:soft-page-break/><text:span text:style-name="T4">DECIDE</text:span> :</text:p>
      <text:p text:style-name="UrbanBody"/>
      <text:p text:style-name="UrbanBody">Article 1er :</text:p>
      <text:p text:style-name="UrbanBody">La validité du permis d'urbanisme pour <text:text-input text:description="Sujet">self.getLicenceSubject()</text:text-input><text:s/>sur la parcelle sise à <text:text-input text:description="Emplacement">self.getWorkLocationSignaletic()</text:text-input><text:s/>octroyé à <text:text-input text:description="Demandeurs avec adresse">self.getApplicantsSignaletic(withaddress=True)</text:text-input>, par décision du <text:text-input text:description="Date de la décision d'octroi du permis">tool.formatDate(self.getLastTheLicence().getDecisionDate())</text:text-input><text:s/>est prorogé d'un an, soit jusqu'au <text:text-input text:description="Un an de plus que la date d'octroi">self.getProrogatedToDate()</text:text-input>.</text:p>
      <text:p text:style-name="UrbanBody"/>
      <text:p text:style-name="UrbanBody">Article 2 :</text:p>
      <text:p text:style-name="UrbanBody">Copie de la présente décision sera transmise au demandeur et au fonctionnaire délégué de l'administration de l'urbanisme et de l'aménagement du territoire.</text:p>
      <text:p text:style-name="UrbanBody"/>
      <text:p text:style-name="UrbanBody"/>
      <text:p text:style-name="UrbanBody"><text:text-input text:description="Délivré à xxx le xxx">urbanEventObj.getFormattedDate(forDelivery=True)</text:text-input></text:p>
      <text:p text:style-name="UrbanBody"/>
      <text:p text:style-name="UrbanBody"><office:annotation><dc:creator>Gauthier Bastien</dc:creator><dc:date>2011-01-13T14:56:41</dc:date><text:p text:style-name="P3">do text</text:p><text:p text:style-name="P3">from document(at=signatures, format='odt')</text:p></office:annotation><text:span text:style-name="T1">Import depuis signatures.odt</text:span></text:p>
      <text:p text:style-name="Urban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3-18T08:13:22.634025859</dc:date>
    <dc:language>fr-FR</dc:language>
    <meta:editing-cycles>64</meta:editing-cycles>
    <meta:editing-duration>P1DT9H16M52S</meta:editing-duration>
    <meta:document-statistic meta:table-count="0" meta:image-count="0" meta:object-count="0" meta:page-count="2" meta:paragraph-count="27" meta:word-count="275" meta:character-count="1969" meta:non-whitespace-character-count="1755"/>
    <meta:user-defined meta:name="Info 1"/>
    <meta:user-defined meta:name="Info 2"/>
    <meta:user-defined meta:name="Info 3"/>
    <meta:user-defined meta:name="Info 4"/>
  </office:meta>
</office:document-meta>
</file>